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a5bb"/>
    </style:style>
    <style:style style:name="P2" style:family="paragraph" style:parent-style-name="Standard">
      <style:text-properties fo:font-style="normal" officeooo:rsid="00083399" officeooo:paragraph-rsid="00083399" style:font-style-asian="normal" style:font-style-complex="normal"/>
    </style:style>
    <style:style style:name="P3" style:family="paragraph" style:parent-style-name="Standard">
      <style:text-properties officeooo:rsid="00097546" officeooo:paragraph-rsid="00097546"/>
    </style:style>
    <style:style style:name="P4" style:family="paragraph" style:parent-style-name="Standard">
      <style:text-properties officeooo:paragraph-rsid="00097546"/>
    </style:style>
    <style:style style:name="P5" style:family="paragraph" style:parent-style-name="Standard">
      <style:text-properties fo:language="de" fo:country="DE" fo:font-style="italic" officeooo:rsid="0006a5bb" officeooo:paragraph-rsid="0006a5bb" style:font-style-asian="italic" style:font-style-complex="italic"/>
    </style:style>
    <style:style style:name="P6" style:family="paragraph" style:parent-style-name="Standard">
      <style:text-properties fo:language="de" fo:country="DE" fo:font-style="italic" officeooo:rsid="0006a5bb" officeooo:paragraph-rsid="00083399" style:font-style-asian="italic" style:font-style-complex="italic"/>
    </style:style>
    <style:style style:name="P7" style:family="paragraph" style:parent-style-name="Standard">
      <style:text-properties fo:language="de" fo:country="DE" fo:font-style="normal" officeooo:rsid="00083399" officeooo:paragraph-rsid="00083399" style:font-style-asian="normal" style:font-style-complex="normal"/>
    </style:style>
    <style:style style:name="P8" style:family="paragraph" style:parent-style-name="Standard">
      <style:text-properties fo:language="de" fo:country="DE" fo:font-style="italic" officeooo:rsid="0006a5bb" officeooo:paragraph-rsid="00083399" fo:background-color="#ffff00" style:font-style-asian="italic" style:font-style-complex="italic"/>
    </style:style>
    <style:style style:name="P9" style:family="paragraph" style:parent-style-name="Standard">
      <style:text-properties fo:language="de" fo:country="DE" fo:font-style="italic" officeooo:rsid="0009fdec" officeooo:paragraph-rsid="0009fdec" fo:background-color="#ffff00" style:font-style-asian="italic" style:font-style-complex="italic"/>
    </style:style>
    <style:style style:name="P10" style:family="paragraph" style:parent-style-name="Standard">
      <style:text-properties fo:font-style="normal" officeooo:rsid="0009fdec" officeooo:paragraph-rsid="0009fdec" fo:background-color="#ffff00" style:font-style-asian="normal" style:font-style-complex="normal"/>
    </style:style>
    <style:style style:name="T1" style:family="text">
      <style:text-properties officeooo:rsid="0006a5bb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6a5bb"/>
    </style:style>
    <style:style style:name="T4" style:family="text">
      <style:text-properties fo:language="de" fo:country="DE" fo:font-style="italic" style:font-style-asian="italic" style:font-style-complex="italic"/>
    </style:style>
    <style:style style:name="T5" style:family="text">
      <style:text-properties fo:language="de" fo:country="DE" fo:font-style="italic" officeooo:rsid="0006a5bb" style:font-style-asian="italic" style:font-style-complex="italic"/>
    </style:style>
    <style:style style:name="T6" style:family="text">
      <style:text-properties fo:language="de" fo:country="DE" fo:font-style="italic" officeooo:rsid="00097546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6a5bb" style:font-style-asian="italic" style:font-style-complex="italic"/>
    </style:style>
    <style:style style:name="T9" style:family="text">
      <style:text-properties officeooo:rsid="000b90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btain the transition model </text:span><text:span text:style-name="T8">Pr(s’</text:span><text:span text:style-name="T4">|</text:span><text:span text:style-name="T5">s,a)</text:span><text:span text:style-name="T1"> (based on “Reinforcement Learning Examples”):</text:span></text:p>
      <text:p text:style-name="P1"/>
      <text:p text:style-name="P1">- <text:span text:style-name="T1">What is the transition probability: probability that we take the action a at state s, which is output by the policy pi, to end in state s’. It’s like adding noise to the policy pi: when the policy pi chooses an action a at a state s, there’s still a certain likelihood of taking a different action than the intended one. It is computed as follows:</text:span></text:p>
      <text:p text:style-name="P3">Given <text:span text:style-name="T7">a = pi(s)</text:span></text:p>
      <text:p text:style-name="P4"><text:span text:style-name="T8">Pr(s’</text:span><text:span text:style-name="T4">|</text:span><text:span text:style-name="T5">s, a) = N(s, a, s‘)/sum_{s‘‘}{N(s, a, s‘‘)} </text:span><text:span text:style-name="T6">= </text:span><text:span text:style-name="T5">Pr(s’</text:span><text:span text:style-name="T6">|</text:span><text:span text:style-name="T5">s, </text:span><text:span text:style-name="T6">pi(s)</text:span><text:span text:style-name="T5">) </text:span></text:p>
      <text:p text:style-name="P5"/>
      <text:p text:style-name="P2"><text:span text:style-name="T3">W</text:span><text:span text:style-name="T2">e store it as a table:</text:span></text:p>
      <text:p text:style-name="P7">- rows: all the current states s and the intended action a (obtained with the policy)</text:p>
      <text:p text:style-name="P7">- columns: all the future states s‘</text:p>
      <text:p text:style-name="P2"><text:span text:style-name="T2">- what is stored in the cell: </text:span><text:span text:style-name="T5">Pr(s’</text:span><text:span text:style-name="T4">|</text:span><text:span text:style-name="T5">s, a)</text:span></text:p>
      <text:p text:style-name="P6"/>
      <text:p text:style-name="P8"/>
      <text:p text:style-name="P10"><text:span text:style-name="T5">U</text:span><text:span text:style-name="T4">ninstall current pip version ca. 0.8 (this old version can‘t update itself apparently)</text:span></text:p>
      <text:p text:style-name="P10"><text:span text:style-name="T4"/></text:p>
      <text:p text:style-name="P9">download python script get-pip.py for python 2.7 </text:p>
      <text:p text:style-name="P9"/>
      <text:p text:style-name="P9">execute: python get-pip.py to install a new pip version</text:p>
      <text:p text:style-name="P9"/>
      <text:p text:style-name="P9">→<text:span text:style-name="T9"> this will allow installation of other libraries like scikit-lear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2:27:31.610049473</meta:creation-date>
    <dc:date>2022-07-14T11:44:58.013937065</dc:date>
    <meta:editing-duration>PT19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69" meta:character-count="958" meta:non-whitespace-character-count="799"/>
  </office:meta>
</office:document-meta>
</file>